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424.8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Episode</text:p>
          </table:table-cell>
          <table:table-cell table:style-name="ce1" office:value-type="string" calcext:value-type="string">
            <text:p>Objects</text:p>
          </table:table-cell>
          <table:table-cell table:style-name="ce1" office:value-type="string" calcext:value-type="string">
            <text:p>Grasp Attempts</text:p>
          </table:table-cell>
          <table:table-cell table:style-name="ce1" office:value-type="string" calcext:value-type="string">
            <text:p>Grasp Success</text:p>
          </table:table-cell>
          <table:table-cell table:style-name="ce1" office:value-type="string" calcext:value-type="string">
            <text:p>No Plan</text:p>
          </table:table-cell>
          <table:table-cell table:style-name="ce1" office:value-type="string" calcext:value-type="string">
            <text:p>Regrasps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Height</text:p>
          </table:table-cell>
          <table:table-cell table:style-name="Default" table:number-columns-repeated="2"/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,12,14,15,23,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table:style-name="Default" table:number-columns-repeated="2"/>
          <table:table-cell table:style-name="ce3" office:value-type="string" calcext:value-type="string">
            <text:p>Shape of mug (31) completely wrong; collided with box. Grasp not deep enough on box (12)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,15,19,21,27,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table:style-name="Default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,9,15,17,25,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.9</text:p>
          </table:table-cell>
          <table:table-cell table:style-name="Default" table:number-columns-repeated="2"/>
          <table:table-cell table:style-name="ce3" office:value-type="string" calcext:value-type="string">
            <text:p>Incorrectly predicted mug (23) handle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7,9,16,23,26,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6.5</text:p>
          </table:table-cell>
          <table:table-cell table:style-name="Default" table:number-columns-repeated="2"/>
          <table:table-cell table:style-name="ce3" office:value-type="string" calcext:value-type="string">
            <text:p>Grasp not deep enough on mug (32)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7,9,17,19,20,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.2</text:p>
          </table:table-cell>
          <table:table-cell table:style-name="Default" table:number-columns-repeated="2"/>
          <table:table-cell table:style-name="ce3" office:value-type="string" calcext:value-type="string">
            <text:p>Touched bottle (7) before grasp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,4,11,15,17,2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3,15,16,19,22,3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9" calcext:value-type="float">
            <text:p>6.9</text:p>
          </table:table-cell>
          <table:table-cell table:style-name="Default" table:number-columns-repeated="2"/>
          <table:table-cell table:style-name="ce3" office:value-type="string" calcext:value-type="string">
            <text:p>Didn’t push down far enough on mug (31)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,2,8,13,16,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table:number-columns-repeated="2"/>
          <table:table-cell table:style-name="ce3" office:value-type="string" calcext:value-type="string">
            <text:p>Didn’t push down far enough on mug (32)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,26,29,31,33,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5,12,18,20,31,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table:style-name="Default" table:number-columns-repeated="2"/>
          <table:table-cell table:style-name="ce3" office:value-type="string" calcext:value-type="string">
            <text:p>Mug (32) too wid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,3,12,14,17,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8,12,17,21,31,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table:style-name="ce3" office:value-type="string" calcext:value-type="string">
            <text:p>Shape of (32) predicted incorrectly. Fingers curled (8)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,5,8,24,28,3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5,6,7,19,21,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.9</text:p>
          </table:table-cell>
          <table:table-cell table:number-columns-repeated="2"/>
          <table:table-cell table:style-name="ce3" office:value-type="string" calcext:value-type="string">
            <text:p>Not deep enough on wine glass (34), from side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4,17,23,24,25,2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,7,8,18,22,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1" calcext:value-type="float">
            <text:p>12.1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5,12,13,20,26,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9" calcext:value-type="float">
            <text:p>6.9</text:p>
          </table:table-cell>
          <table:table-cell table:number-columns-repeated="2"/>
          <table:table-cell table:style-name="ce3" office:value-type="string" calcext:value-type="string">
            <text:p>Missed box due to segmentation failure on boat (5)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,9,20,21,24,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table:style-name="ce3" office:value-type="string" calcext:value-type="string">
            <text:p>Grasp not deep enough on boat (1). Grasp on lip of long wine glass (34).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5,6,18,28,33,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table:style-name="ce3" office:value-type="string" calcext:value-type="string">
            <text:p>Sailboat (5) collided with box during arm motion due to improper segmentation/completion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4,5,16,18,21,2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table:number-columns-repeated="2"/>
          <table:table-cell table:style-name="ce3" office:value-type="string" calcext:value-type="string">
            <text:p>Dinosaur (26) not segmented properly, so collided with box during arm motion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,3,10,27,32,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Grasp not deep enough on mug (32). Grasp not deep enough on bottle (10).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,4,5,21,23,3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.5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,9,15,20,27,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table:style-name="ce3" office:value-type="string" calcext:value-type="string">
            <text:p>Shape completion on small mug (27) wrong. Segmentation of upright mug (31) wrong.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,6,17,28,29,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3,14,15,17,18,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table:style-name="ce3" office:value-type="string" calcext:value-type="string">
            <text:p>Grasp not deep enough on car (5).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7,14,15,23,26,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style-name="ce3" office:value-type="string" calcext:value-type="string">
            <text:p>Mug slipped out after grasp (too wide) (32). No grasps found on 2 dinosaurs.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,4,8,13,26,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3" office:value-type="string" calcext:value-type="string">
            <text:p>Grasp on dinosaur (26) not antipodal.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,8,10,18,24,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table:style-name="ce3" office:value-type="string" calcext:value-type="string">
            <text:p>Not deep enough on bottle (10). Grasp on wide part of car (18). Mug segmented improperly (30).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5,6,11,13,21,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Long object rotated and slipped out (13). Collided with box (probably segmentation error) (22).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6,13,20,21,29,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Standard Err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lace SR</text:p>
          </table:table-cell>
          <table:table-cell table:formula="of:=SUM([.G2:.G31])/(6 * COUNT([.G2:.G31]))" office:value-type="float" office:value="0.838888888888889" calcext:value-type="float">
            <text:p>0.8388888889</text:p>
          </table:table-cell>
          <table:table-cell table:formula="of:=SQRT((SUM([.G2:.G31]) * POWER(1 - [.B34]; 2) + (6 * COUNT([.G2:.G31]) - SUM([.G2:.G31])) * POWER(0 - [.B34]; 2)) / (6*COUNT([.G2:.G31])-1)) / SQRT(6*COUNT([.G2:.G31]))" office:value-type="float" office:value="0.0274782108689181" calcext:value-type="float">
            <text:p>0.027478210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lace ER</text:p>
          </table:table-cell>
          <table:table-cell table:formula="of:=SUM([.G2:.G31])/(6*COUNT([.G2:.G31]) - SUM([.E2:.E31]))" office:value-type="float" office:value="0.843575418994413" calcext:value-type="float">
            <text:p>0.843575419</text:p>
          </table:table-cell>
          <table:table-cell table:formula="of:=SQRT((SUM([.G2:.G31]) * POWER(1 - [.B35]; 2) + (6 * COUNT([.G2:.G31]) - SUM([.E2:.E31]) - SUM([.G2:.G31])) * POWER(0 - [.B35]; 2)) / (6 * COUNT([.G2:.G31]) - SUM([.E2:.E31]) - 1)) / SQRT(6 * COUNT([.G2:.G31]) - SUM([.E2:.E31]))" office:value-type="float" office:value="0.0272272925142449" calcext:value-type="float">
            <text:p>0.027227292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rasp SR</text:p>
          </table:table-cell>
          <table:table-cell table:formula="of:=SUM([.D2:.D31]) / SUM([.C2:.C31])" office:value-type="float" office:value="0.88265306122449" calcext:value-type="float">
            <text:p>0.8826530612</text:p>
          </table:table-cell>
          <table:table-cell table:formula="of:=SQRT((SUM([.D2:.D31]) * POWER(1 - [.B36]; 2) + (SUM([.C2:.C31]) - SUM([.D2:.D31])) * POWER(0 - [.B36]; 2)) / (SUM([.C2:.C31]) - 1)) / SQRT(SUM([.C2:.C31]))" office:value-type="float" office:value="0.0230469570532198" calcext:value-type="float">
            <text:p>0.023046957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6</text:p>
          </table:table-cell>
          <table:table-cell table:number-matrix-columns-spanned="1" table:number-matrix-rows-spanned="1" table:formula="of:=AVERAGE(IF([.G2:.G31]=6;[.H2:.H31]))" office:value-type="float" office:value="9.01" calcext:value-type="float">
            <text:p>9.01</text:p>
          </table:table-cell>
          <table:table-cell table:number-matrix-columns-spanned="1" table:number-matrix-rows-spanned="1" table:formula="of:=STDEV(IF([.G2:.G31]=6;[.H2:.H31])) / SQRT(SUM(IF([.G2:.G31]=6;1)))" office:value-type="float" office:value="1.11927059581974" calcext:value-type="float">
            <text:p>1.11927059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5</text:p>
          </table:table-cell>
          <table:table-cell table:number-matrix-columns-spanned="1" table:number-matrix-rows-spanned="1" table:formula="of:=AVERAGE(IF([.G2:.G31]=5;[.H2:.H31]))" office:value-type="float" office:value="7.33333333333333" calcext:value-type="float">
            <text:p>7.3333333333</text:p>
          </table:table-cell>
          <table:table-cell table:number-matrix-columns-spanned="1" table:number-matrix-rows-spanned="1" table:formula="of:=STDEV(IF([.G2:.G31]=5;[.H2:.H31])) / SQRT(SUM(IF([.G2:.G31]=5;1)))" office:value-type="float" office:value="0.857704241365616" calcext:value-type="float">
            <text:p>0.857704241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4</text:p>
          </table:table-cell>
          <table:table-cell table:number-matrix-columns-spanned="1" table:number-matrix-rows-spanned="1" table:formula="of:=AVERAGE(IF([.G2:.G31]=4;[.H2:.H31]))" office:value-type="float" office:value="6.64285714285714" calcext:value-type="float">
            <text:p>6.6428571429</text:p>
          </table:table-cell>
          <table:table-cell table:number-matrix-columns-spanned="1" table:number-matrix-rows-spanned="1" table:formula="of:=STDEV(IF([.G2:.G31]=4;[.H2:.H31])) / SQRT(SUM(IF([.G2:.G31]=4;1)))" office:value-type="float" office:value="0.842009258759507" calcext:value-type="float">
            <text:p>0.84200925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3</text:p>
          </table:table-cell>
          <table:table-cell table:number-matrix-columns-spanned="1" table:number-matrix-rows-spanned="1" table:formula="of:=AVERAGE(IF([.G2:.G31]=3;[.H2:.H31]))" office:value-type="float" office:value="5.2" calcext:value-type="float">
            <text:p>5.2</text:p>
          </table:table-cell>
          <table:table-cell table:number-matrix-columns-spanned="1" table:number-matrix-rows-spanned="1" table:formula="of:=STDEV(IF([.G2:.G31]=3;[.H2:.H31])) / SQRT(SUM(IF([.G2:.G31]=3;1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/>
          <table:table-cell office:value-type="string" calcext:value-type="string">
            <text:p>Total</text:p>
          </table:table-cell>
          <table:table-cell office:value-type="string" calcext:value-type="string">
            <text:p>Attemp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grasps</text:p>
          </table:table-cell>
          <table:table-cell table:formula="of:=SUM([.F1:.F31])" office:value-type="float" office:value="17" calcext:value-type="float">
            <text:p>17</text:p>
          </table:table-cell>
          <table:table-cell table:formula="of:=SUM([.C1:.C31])" office:value-type="float" office:value="196" calcext:value-type="float">
            <text:p>196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uc. Grasps</text:p>
          </table:table-cell>
          <table:table-cell table:formula="of:=SUM([.D2:.D31])" office:value-type="float" office:value="173" calcext:value-type="float">
            <text:p>173</text:p>
          </table:table-cell>
          <table:table-cell table:formula="of:=SUM([.C2:.C31])" office:value-type="float" office:value="196" calcext:value-type="float">
            <text:p>196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uc. Places</text:p>
          </table:table-cell>
          <table:table-cell table:formula="of:=SUM([.G2:.G31])" office:value-type="float" office:value="151" calcext:value-type="float">
            <text:p>151</text:p>
          </table:table-cell>
          <table:table-cell table:formula="of:=6*COUNT([.H2:.H31])" office:value-type="float" office:value="180" calcext:value-type="float">
            <text:p>180</text:p>
          </table:table-cell>
          <table:table-cell table:number-columns-repeated="8"/>
        </table:table-row>
        <table:table-row table:style-name="ro2" table:number-rows-repeated="4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00/00/0000</text:date>, <text:time style:data-style-name="N2" text:time-value="10:29:34.524248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9:41:42.659113229</meta:creation-date>
    <dc:date>2020-10-27T14:39:31.578883082</dc:date>
    <meta:editing-duration>PT6H11M10S</meta:editing-duration>
    <meta:editing-cycles>56</meta:editing-cycles>
    <meta:generator>LibreOffice/5.1.6.2$Linux_X86_64 LibreOffice_project/10m0$Build-2</meta:generator>
    <meta:document-statistic meta:table-count="1" meta:cell-count="303" meta:object-count="0"/>
  </office:meta>
</office:document-meta>
</file>